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style:font-name="sans-serif"/>
    </style:style>
    <style:style style:name="P5" style:parent-style-name="Standard" style:family="paragraph"/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/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Título1" style:family="paragraph"/>
    <style:style style:name="P12" style:parent-style-name="Título1" style:family="paragraph"/>
    <style:style style:name="P13" style:parent-style-name="Título1" style:family="paragraph"/>
    <style:style style:name="P14" style:parent-style-name="Título1" style:family="paragraph"/>
  </office:automatic-styles>
  <office:body>
    <office:text text:use-soft-page-breaks="true">
      <text:p text:style-name="P1">Servicios Multimedia Curso 2024/2025</text:p>
      <text:p text:style-name="P2">Práctica 4 – Protocolo SIP</text:p>
      <text:p text:style-name="P3">Documento de respuestas</text:p>
      <text:p text:style-name="P4"/>
      <text:p text:style-name="Standard">Autor 1:</text:p>
      <text:list text:style-name="LFO2" text:continue-numbering="true">
        <text:list-item>
          <text:p text:style-name="P5">Apellidos, nombre:<text:s/>Calvo Gens, Eloy</text:p>
        </text:list-item>
        <text:list-item>
          <text:p text:style-name="P6">Email UDC:<text:s/>eloy.calvo.gens@udc.es</text:p>
        </text:list-item>
      </text:list>
      <text:p text:style-name="P7"/>
      <text:p text:style-name="Standard">Autor 2:</text:p>
      <text:list text:style-name="LFO2" text:continue-numbering="true">
        <text:list-item>
          <text:p text:style-name="P8">Apellidos, nombre:<text:s/>Olveira Miniño, Óscar</text:p>
        </text:list-item>
        <text:list-item>
          <text:p text:style-name="P9">Email UDC:<text:s/>oscar.olveira@udc.es</text:p>
        </text:list-item>
      </text:list>
      <text:p text:style-name="P10"/>
      <text:h text:style-name="P11" text:outline-level="1">Ejercicio 1</text:h>
      <text:p text:style-name="Textbody">1. Mensaje de cada flecha en el diagrama:</text:p>
      <text:p text:style-name="Textbody">Mensaje (1):<text:s/>INVITE</text:p>
      <text:p text:style-name="Textbody">Mensaje (2):<text:s/>INVITE</text:p>
      <text:p text:style-name="Textbody">Mensaje (3):<text:s/>180 Ringing</text:p>
      <text:p text:style-name="Textbody">Mensaje (4):<text:s/>180 Ringing</text:p>
      <text:p text:style-name="Textbody">Mensaje (5):<text:s/>200 OK</text:p>
      <text:p text:style-name="Textbody">Mensaje (6):<text:s/>200 OK</text:p>
      <text:p text:style-name="Textbody">Mensaje (7):<text:s/>ACK</text:p>
      <text:p text:style-name="Textbody">Mensaje (8):<text:s/>BYE</text:p>
      <text:p text:style-name="Textbody">Mensaje (9):<text:s/>200 OK</text:p>
      <text:p text:style-name="Textbody"/>
      <text:p text:style-name="Textbody">2. Respuesta a la pregunta:</text:p>
      <text:p text:style-name="Textbody">O papel do proxy é básicamente establecer a conexión, analizalas e xestionalas. Unha vez se establece, esta ocurre de forma directa entre os dous endpoints.</text:p>
      <text:p text:style-name="Textbody"/>
      <text:p text:style-name="Textbody">3. Respuesta a la pregunta:</text:p>
      <text:p text:style-name="Textbody">Si varios endpoints teñen o mesmo identificador SIP, o proxy fai varios INVITE á vez (a ambas dirección)</text:p>
      <text:p text:style-name="Textbody"/>
      <text:p text:style-name="Textbody">4.</text:p>
      <text:p text:style-name="Textbody">Penúltimo mensaje de la conversación, de Pepe a Juan → To:<text:s/>Juan<text:s text:c="5"/>From:<text:s/>Pepe</text:p>
      <text:p text:style-name="Textbody">Mensaje OK de Pepe para responder a Invite de Juan → To:<text:s/>Pepe<text:s text:c="8"/>From:<text:s/>Juan</text:p>
      <text:p text:style-name="Textbody"/>
      <text:h text:style-name="P12" text:outline-level="1">Ejercicio 2:</text:h>
      <text:p text:style-name="Textbody"/>
      <text:p text:style-name="Textbody">1. Mensaje de cada flecha en el diagrama:</text:p>
      <text:p text:style-name="Textbody">Mensaje (1):</text:p>
      <text:p text:style-name="Textbody">Mensaje (2):</text:p>
      <text:p text:style-name="Textbody">Mensaje (3):</text:p>
      <text:p text:style-name="Textbody">Mensaje (4):</text:p>
      <text:p text:style-name="Textbody">Mensaje (5):</text:p>
      <text:p text:style-name="Textbody">Mensaje (6):</text:p>
      <text:p text:style-name="Textbody">Mensaje (7):</text:p>
      <text:p text:style-name="Textbody">Mensaje (8):</text:p>
      <text:p text:style-name="Textbody">Mensaje (9):</text:p>
      <text:p text:style-name="Textbody">Mensaje (10):</text:p>
      <text:p text:style-name="Textbody">Mensaje (11):</text:p>
      <text:p text:style-name="Textbody">Mensaje (12):</text:p>
      <text:p text:style-name="Textbody"/>
      <text:p text:style-name="Textbody">2. Respuesta a la pregunta:</text:p>
      <text:p text:style-name="Textbody"/>
      <text:p text:style-name="Textbody"/>
      <text:p text:style-name="Textbody">3. Respuesta a la pregunta:</text:p>
      <text:p text:style-name="Textbody"/>
      <text:p text:style-name="Textbody"/>
      <text:p text:style-name="Textbody">4. Respuesta a la pregunta:</text:p>
      <text:p text:style-name="Textbody"/>
      <text:p text:style-name="Textbody"/>
      <text:p text:style-name="Textbody">5. Respuesta a la pregunta:</text:p>
      <text:p text:style-name="Textbody"/>
      <text:p text:style-name="Textbody"/>
      <text:p text:style-name="Textbody">6. Respuesta a la pregunta:</text:p>
      <text:p text:style-name="Textbody"/>
      <text:p text:style-name="Textbody"/>
      <text:p text:style-name="Textbody"/>
      <text:h text:style-name="P13" text:outline-level="1">Ejercicio 3</text:h>
      <text:p text:style-name="Textbody"/>
      <text:p text:style-name="Textbody">1.1. Número de paquetes:</text:p>
      <text:p text:style-name="Textbody">1.2. Duración de la captura:</text:p>
      <text:p text:style-name="Textbody">2.1. Respuesta a la pregunta:</text:p>
      <text:p text:style-name="Textbody"/>
      <text:p text:style-name="Textbody">3.1. Número de paquetes seleccionados:</text:p>
      <text:p text:style-name="Textbody">3.2. Número de paquetes tras el filtrado:</text:p>
      <text:p text:style-name="Textbody">3.3. Respuesta a la pregunta:</text:p>
      <text:p text:style-name="Textbody"/>
      <text:p text:style-name="Textbody">3.4. Respuesta a la pregunta:</text:p>
      <text:p text:style-name="Textbody"/>
      <text:p text:style-name="Textbody">4.1. Puerto servidor: <text:s text:c="27"/>Puerto cliente:</text:p>
      <text:p text:style-name="Textbody">4.2. Petición:</text:p>
      <text:p text:style-name="Textbody">4.3. Respuesta a la pregunta:</text:p>
      <text:p text:style-name="Textbody"/>
      <text:p text:style-name="Textbody">4.4. Respuesta a la pregunta:</text:p>
      <text:p text:style-name="Textbody"/>
      <text:p text:style-name="Textbody">4.5. Tiempo de expiración de la sesión:</text:p>
      <text:p text:style-name="Textbody">5.1. Respuesta a la pregunta:</text:p>
      <text:p text:style-name="Textbody"/>
      <text:p text:style-name="Textbody">5.2. Respuesta a la pregunta:</text:p>
      <text:p text:style-name="Textbody"/>
      <text:p text:style-name="Textbody">5.3. Respuesta a la pregunta:</text:p>
      <text:p text:style-name="Textbody"/>
      <text:p text:style-name="Textbody">5.4. Respuesta a la pregunta:</text:p>
      <text:p text:style-name="Textbody"/>
      <text:p text:style-name="Textbody">5.5. Respuesta a la pregunta:</text:p>
      <text:p text:style-name="Textbody"/>
      <text:p text:style-name="Textbody"/>
      <text:p text:style-name="Textbody"/>
      <text:p text:style-name="Textbody"/>
      <text:h text:style-name="P14" text:outline-level="1">Ejercicio 4</text:h>
      <text:p text:style-name="Textbody"/>
      <text:p text:style-name="Textbody">1.1.</text:p>
      <text:p text:style-name="Textbody">IP terminal que llama:</text:p>
      <text:p text:style-name="Textbody">IP terminal llamado:</text:p>
      <text:p text:style-name="Textbody"/>
      <text:p text:style-name="Textbody">1.2.</text:p>
      <text:p text:style-name="Textbody">Usuario que inicia la llamada:</text:p>
      <text:p text:style-name="Textbody">Usuario que recibe la llamada:</text:p>
      <text:p text:style-name="Textbody"/>
      <text:p text:style-name="Textbody">1.3. Respuesta a la pregunta:</text:p>
      <text:p text:style-name="Textbody"/>
      <text:p text:style-name="Textbody">1.4. Respuesta a la pregunta:</text:p>
      <text:p text:style-name="Textbody"/>
      <text:p text:style-name="Textbody">1.5. Respuesta a la pregunta:</text:p>
      <text:p text:style-name="Textbody"/>
      <text:p text:style-name="Textbody">1.6. Respuesta a la pregunta: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Bitstream Vera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Óscar Olveira Miniño</dc:creator>
    <meta:creation-date>2022-10-18T00:26:00Z</meta:creation-date>
    <dc:date>2024-12-10T11:54:00Z</dc:date>
    <meta:template xlink:href="Normal" xlink:type="simple"/>
    <meta:editing-cycles>31</meta:editing-cycles>
    <meta:editing-duration>PT7260S</meta:editing-duration>
    <meta:document-statistic meta:page-count="4" meta:paragraph-count="4" meta:word-count="334" meta:character-count="2173" meta:row-count="15" meta:non-whitespace-character-count="1843"/>
  </office:meta>
</office:document-meta>
</file>